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32061739989B7A844E3.png" manifest:media-type="image/png"/>
  <manifest:file-entry manifest:full-path="Pictures/100002010000032000000320DC1A63BC48256E1B.png" manifest:media-type="image/png"/>
  <manifest:file-entry manifest:full-path="Pictures/1000020100000320000003205F9CE857BAED2080.png" manifest:media-type="image/png"/>
  <manifest:file-entry manifest:full-path="Pictures/100002010000032000000320157225A48DD3FC70.png" manifest:media-type="image/png"/>
  <manifest:file-entry manifest:full-path="Pictures/1000020100000320000003207A24758CAA5C07D7.png" manifest:media-type="image/png"/>
  <manifest:file-entry manifest:full-path="Pictures/100002010000032000000320A62DC68648FA5E6A.png" manifest:media-type="image/png"/>
  <manifest:file-entry manifest:full-path="Pictures/100002010000032000000320870D6E8AAAAFDA77.png" manifest:media-type="image/png"/>
  <manifest:file-entry manifest:full-path="Pictures/100002010000032000000320861FA389875643AE.png" manifest:media-type="image/png"/>
  <manifest:file-entry manifest:full-path="Pictures/100002010000032000000320DAE0621582EA7C9B.png" manifest:media-type="image/png"/>
  <manifest:file-entry manifest:full-path="Pictures/1000020100000320000003203489424BFE8D88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el" svg:font-family="Abe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e599" draw:textarea-horizontal-align="justify" draw:textarea-vertical-align="top" draw:auto-grow-height="false" fo:min-height="7.316cm" fo:min-width="2.93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0.385cm" fo:min-width="2.04cm"/>
    </style:style>
    <style:style style:name="gr4" style:family="graphic" style:parent-style-name="standard">
      <style:graphic-properties draw:stroke="none" draw:fill-color="#b6d7a8" draw:textarea-horizontal-align="justify" draw:textarea-vertical-align="top" draw:auto-grow-height="false" fo:min-height="7.316cm" fo:min-width="2.938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385cm" fo:min-width="2.675cm"/>
    </style:style>
    <style:style style:name="gr6" style:family="graphic" style:parent-style-name="standard">
      <style:graphic-properties draw:stroke="none" draw:fill-color="#d5a6bd" draw:textarea-horizontal-align="justify" draw:textarea-vertical-align="top" draw:auto-grow-height="false" fo:min-height="3.476cm" fo:min-width="23.228cm"/>
    </style:style>
    <style:style style:name="gr7" style:family="graphic" style:parent-style-name="standard">
      <style:graphic-properties svg:stroke-width="0.141cm" svg:stroke-color="#c8c8c8" draw:marker-start-width="0.411cm" draw:marker-end-width="0.411cm" draw:fill="none" draw:textarea-vertical-align="middle" draw:auto-grow-height="false" fo:min-height="22.482cm" fo:min-width="0cm" fo:padding-top="0.195cm" fo:padding-bottom="0.195cm" fo:padding-left="0.32cm" fo:padding-right="0.32cm"/>
    </style:style>
    <style:style style:name="gr8" style:family="graphic" style:parent-style-name="objectwithoutfill">
      <style:graphic-properties svg:stroke-width="0.141cm" svg:stroke-color="#c8c8c8" draw:marker-start-width="0.411cm" draw:marker-end="Symmetric_20_Arrow" draw:marker-end-width="0.511cm" draw:fill="none" draw:textarea-vertical-align="middle" fo:padding-top="0.195cm" fo:padding-bottom="0.195cm" fo:padding-left="0.32cm" fo:padding-right="0.32cm"/>
    </style:style>
    <style:style style:name="P1" style:family="paragraph">
      <loext:graphic-properties draw:fill-color="#ffe599"/>
      <style:paragraph-properties fo:margin-left="0cm" fo:margin-right="0cm" fo:margin-top="0cm" fo:margin-bottom="0cm" fo:text-align="center" fo:text-indent="0cm"/>
      <style:text-properties style:font-name="Abel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Abel" fo:font-weight="bold" style:font-weight-asian="bold" style:font-weight-complex="bold"/>
    </style:style>
    <style:style style:name="P5" style:family="paragraph">
      <loext:graphic-properties draw:fill-color="#b6d7a8"/>
      <style:paragraph-properties fo:margin-left="0cm" fo:margin-right="0cm" fo:margin-top="0cm" fo:margin-bottom="0cm" fo:text-align="center" fo:text-indent="0cm"/>
      <style:text-properties style:font-name="Abel" fo:font-weight="bold" style:font-weight-asian="bold" style:font-weight-complex="bold"/>
    </style:style>
    <style:style style:name="P6" style:family="paragraph">
      <loext:graphic-properties draw:fill-color="#d5a6bd"/>
      <style:paragraph-properties fo:margin-left="0cm" fo:margin-right="0cm" fo:margin-top="0cm" fo:margin-bottom="0cm" fo:text-align="center" fo:text-indent="0cm"/>
      <style:text-properties style:font-name="Abel" fo:font-weight="bold" style:font-weight-asian="bold" style:font-weight-complex="bold"/>
    </style:style>
    <style:style style:name="T1" style:family="text">
      <style:text-properties style:font-name="Abe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3.81cm" svg:height="7.938cm" svg:x="1.27cm" svg:y="1.2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frame draw:style-name="gr2" draw:text-style-name="P2" draw:layer="layout" svg:width="1.27cm" svg:height="1.27cm" svg:x="2.54cm" svg:y="3.493cm">
                <draw:image xlink:href="Pictures/100002010000032000000320861FA389875643AE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27cm" svg:x="2.54cm" svg:y="5.398cm">
                <draw:image xlink:href="Pictures/1000020100000320000003207A24758CAA5C07D7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27cm" svg:x="2.54cm" svg:y="7.303cm">
                <draw:image xlink:href="Pictures/100002010000032000000320A62DC68648FA5E6A.png" xlink:type="simple" xlink:show="embed" xlink:actuate="onLoad">
                  <text:p/>
                </draw:image>
              </draw:frame>
            </draw:g>
            <draw:custom-shape draw:style-name="gr3" draw:text-style-name="P4" draw:layer="layout" svg:width="2.54cm" svg:height="0.635cm" svg:x="1.905cm" svg:y="1.905cm">
              <text:p text:style-name="P3"><text:span text:style-name="T1">DECISION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4" draw:text-style-name="P5" draw:layer="layout" svg:width="3.81cm" svg:height="7.938cm" svg:x="6.985cm" svg:y="1.2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5" draw:layer="layout" svg:width="3.81cm" svg:height="7.938cm" svg:x="6.35cm" svg:y="1.2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frame draw:style-name="gr2" draw:text-style-name="P2" draw:layer="layout" svg:width="1.27cm" svg:height="1.27cm" svg:x="6.985cm" svg:y="3.493cm">
                <draw:image xlink:href="Pictures/100002010000032000000320870D6E8AAAAFDA77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27cm" svg:x="6.985cm" svg:y="5.398cm">
                <draw:image xlink:href="Pictures/100002010000032000000320DAE0621582EA7C9B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27cm" svg:x="6.985cm" svg:y="7.303cm">
                <draw:image xlink:href="Pictures/1000020100000320000003203489424BFE8D8861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27cm" svg:x="8.89cm" svg:y="3.493cm">
                <draw:image xlink:href="Pictures/100002010000032000000320157225A48DD3FC70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27cm" svg:x="8.89cm" svg:y="5.398cm">
                <draw:image xlink:href="Pictures/1000020100000320000003205F9CE857BAED2080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27cm" svg:x="8.89cm" svg:y="7.303cm">
                <draw:image xlink:href="Pictures/100002010000032000000320DC1A63BC48256E1B.png" xlink:type="simple" xlink:show="embed" xlink:actuate="onLoad">
                  <text:p/>
                </draw:image>
              </draw:frame>
            </draw:g>
            <draw:custom-shape draw:style-name="gr5" draw:text-style-name="P4" draw:layer="layout" svg:width="3.175cm" svg:height="0.635cm" svg:x="6.985cm" svg:y="1.905cm">
              <text:p text:style-name="P3"><text:span text:style-name="T1">ACTIO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6" draw:text-style-name="P6" draw:layer="layout" svg:width="24.13cm" svg:height="4.128cm" svg:x="5.08cm" svg:y="12.06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2.54cm" svg:height="0.635cm" svg:x="15.875cm" svg:y="12.7cm">
            <text:p text:style-name="P3"><text:span text:style-name="T1">CO</text:span><text:span text:style-name="T1">NTI</text:span><text:span text:style-name="T1">NU</text:span><text:span text:style-name="T1">ATI</text:span><text:span text:style-name="T1">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1.27cm" svg:height="1.27cm" svg:x="16.51cm" svg:y="14.288cm">
            <draw:image xlink:href="Pictures/10000201000003200000032061739989B7A844E3.png" xlink:type="simple" xlink:show="embed" xlink:actuate="onLoad">
              <text:p/>
            </draw:image>
          </draw:frame>
          <draw:custom-shape draw:style-name="gr7" draw:text-style-name="P2" draw:layer="layout" svg:width="1.269cm" svg:height="24.13cm" draw:transform="rotate (-1.5707963267949) translate (29.21cm 9.844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g>
            <draw:g>
              <draw:custom-shape draw:style-name="gr4" draw:text-style-name="P5" draw:layer="layout" svg:width="3.81cm" svg:height="7.938cm" svg:x="12.7cm" svg:y="1.2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5" draw:layer="layout" svg:width="3.81cm" svg:height="7.938cm" svg:x="12.065cm" svg:y="1.2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frame draw:style-name="gr2" draw:text-style-name="P2" draw:layer="layout" svg:width="1.27cm" svg:height="1.27cm" svg:x="12.7cm" svg:y="3.493cm">
                <draw:image xlink:href="Pictures/100002010000032000000320870D6E8AAAAFDA77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27cm" svg:x="12.7cm" svg:y="5.398cm">
                <draw:image xlink:href="Pictures/100002010000032000000320DAE0621582EA7C9B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27cm" svg:x="12.7cm" svg:y="7.303cm">
                <draw:image xlink:href="Pictures/1000020100000320000003203489424BFE8D8861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27cm" svg:x="14.605cm" svg:y="3.493cm">
                <draw:image xlink:href="Pictures/100002010000032000000320157225A48DD3FC70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27cm" svg:x="14.605cm" svg:y="5.398cm">
                <draw:image xlink:href="Pictures/1000020100000320000003205F9CE857BAED2080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27cm" svg:x="14.605cm" svg:y="7.303cm">
                <draw:image xlink:href="Pictures/100002010000032000000320DC1A63BC48256E1B.png" xlink:type="simple" xlink:show="embed" xlink:actuate="onLoad">
                  <text:p/>
                </draw:image>
              </draw:frame>
            </draw:g>
            <draw:custom-shape draw:style-name="gr5" draw:text-style-name="P4" draw:layer="layout" svg:width="3.175cm" svg:height="0.635cm" svg:x="12.7cm" svg:y="1.905cm">
              <text:p text:style-name="P3"><text:span text:style-name="T1">ACTION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4" draw:text-style-name="P5" draw:layer="layout" svg:width="3.81cm" svg:height="7.938cm" svg:x="18.415cm" svg:y="1.2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5" draw:layer="layout" svg:width="3.81cm" svg:height="7.938cm" svg:x="17.78cm" svg:y="1.2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frame draw:style-name="gr2" draw:text-style-name="P2" draw:layer="layout" svg:width="1.27cm" svg:height="1.27cm" svg:x="18.415cm" svg:y="3.493cm">
                <draw:image xlink:href="Pictures/100002010000032000000320870D6E8AAAAFDA77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27cm" svg:x="18.415cm" svg:y="5.398cm">
                <draw:image xlink:href="Pictures/100002010000032000000320DAE0621582EA7C9B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27cm" svg:x="18.415cm" svg:y="7.303cm">
                <draw:image xlink:href="Pictures/1000020100000320000003203489424BFE8D8861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27cm" svg:x="20.32cm" svg:y="3.493cm">
                <draw:image xlink:href="Pictures/100002010000032000000320157225A48DD3FC70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27cm" svg:x="20.32cm" svg:y="5.398cm">
                <draw:image xlink:href="Pictures/1000020100000320000003205F9CE857BAED2080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27cm" svg:x="20.32cm" svg:y="7.303cm">
                <draw:image xlink:href="Pictures/100002010000032000000320DC1A63BC48256E1B.png" xlink:type="simple" xlink:show="embed" xlink:actuate="onLoad">
                  <text:p/>
                </draw:image>
              </draw:frame>
            </draw:g>
            <draw:custom-shape draw:style-name="gr5" draw:text-style-name="P4" draw:layer="layout" svg:width="3.175cm" svg:height="0.635cm" svg:x="18.415cm" svg:y="1.905cm">
              <text:p text:style-name="P3"><text:span text:style-name="T1">ACTION</text:span></text:p>
              <draw:enhanced-geometry svg:viewBox="0 0 21600 21600" draw:type="rectangle" draw:enhanced-path="M 0 0 L 21600 0 21600 21600 0 21600 0 0 Z N"/>
            </draw:custom-shape>
          </draw:g>
          <draw:line draw:style-name="gr8" draw:text-style-name="P2" draw:layer="layout" svg:x1="5.08cm" svg:y1="5.398cm" svg:x2="6.35cm" svg:y2="5.398cm">
            <text:p/>
          </draw:line>
          <draw:line draw:style-name="gr8" draw:text-style-name="P2" draw:layer="layout" svg:x1="10.795cm" svg:y1="5.398cm" svg:x2="12.065cm" svg:y2="5.398cm">
            <text:p/>
          </draw:line>
          <draw:line draw:style-name="gr8" draw:text-style-name="P2" draw:layer="layout" svg:x1="16.51cm" svg:y1="5.398cm" svg:x2="17.78cm" svg:y2="5.398cm">
            <text:p/>
          </draw:line>
          <draw:line draw:style-name="gr8" draw:text-style-name="P2" draw:layer="layout" svg:x1="22.225cm" svg:y1="5.398cm" svg:x2="23.495cm" svg:y2="5.398cm">
            <text:p/>
          </draw:line>
          <draw:g>
            <draw:g>
              <draw:custom-shape draw:style-name="gr4" draw:text-style-name="P5" draw:layer="layout" svg:width="3.81cm" svg:height="7.938cm" svg:x="24.13cm" svg:y="1.2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5" draw:layer="layout" svg:width="3.81cm" svg:height="7.938cm" svg:x="23.495cm" svg:y="1.2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frame draw:style-name="gr2" draw:text-style-name="P2" draw:layer="layout" svg:width="1.27cm" svg:height="1.27cm" svg:x="24.13cm" svg:y="3.493cm">
                <draw:image xlink:href="Pictures/100002010000032000000320870D6E8AAAAFDA77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27cm" svg:x="24.13cm" svg:y="5.398cm">
                <draw:image xlink:href="Pictures/100002010000032000000320DAE0621582EA7C9B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27cm" svg:x="24.13cm" svg:y="7.303cm">
                <draw:image xlink:href="Pictures/1000020100000320000003203489424BFE8D8861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27cm" svg:x="26.035cm" svg:y="3.493cm">
                <draw:image xlink:href="Pictures/100002010000032000000320157225A48DD3FC70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27cm" svg:x="26.035cm" svg:y="5.398cm">
                <draw:image xlink:href="Pictures/1000020100000320000003205F9CE857BAED2080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27cm" svg:x="26.035cm" svg:y="7.303cm">
                <draw:image xlink:href="Pictures/100002010000032000000320DC1A63BC48256E1B.png" xlink:type="simple" xlink:show="embed" xlink:actuate="onLoad">
                  <text:p/>
                </draw:image>
              </draw:frame>
            </draw:g>
            <draw:custom-shape draw:style-name="gr5" draw:text-style-name="P4" draw:layer="layout" svg:width="3.175cm" svg:height="0.635cm" svg:x="24.13cm" svg:y="1.905cm">
              <text:p text:style-name="P3"><text:span text:style-name="T1">ACTION</text:span></text:p>
              <draw:enhanced-geometry svg:viewBox="0 0 21600 21600" draw:type="rectangle" draw:enhanced-path="M 0 0 L 21600 0 21600 21600 0 21600 0 0 Z N"/>
            </draw:custom-shape>
          </draw:g>
          <draw:line draw:style-name="gr8" draw:text-style-name="P2" draw:layer="layout" svg:x1="27.94cm" svg:y1="5.398cm" svg:x2="29.21cm" svg:y2="5.39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el" svg:font-family="Abe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7T13:56:44.134043974</meta:creation-date>
    <dc:date>2020-03-09T09:42:55.822475002</dc:date>
    <meta:editing-duration>PT1H40M21S</meta:editing-duration>
    <meta:editing-cycles>29</meta:editing-cycles>
    <meta:generator>LibreOffice/6.0.7.3$Linux_X86_64 LibreOffice_project/00m0$Build-3</meta:generator>
    <meta:document-statistic meta:object-count="65"/>
  </office:meta>
</office:document-meta>
</file>